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ptControlInterface.initFeatureInfo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ptControlInterface.getIntfPropertyName( AptMethod metho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ptControlInterface.initVersionRequir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ptControlInterface.initSuperClass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AptControlInterface.isGetter( AptMethod metho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ptControlInterface.getOperationCou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ptControlInterface.getInterface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ptControlInterface.get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tControlInterface.getExternalClassLoader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AptControlInterface.initIsExtens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ptControlInterface.AptControlInterface( Declaration decl , TwoPhaseAnnotationProcessor ap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AptControlInterface.enforceVersionRequired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2">
            <text:p text:style-name="Table_20_Contents">12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AptControlInterface.getEventSe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ptControlInterface.getManifestAttributes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AptControlInterface.getEventSetCou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ptControlInterface.getSuperTyp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ptControlInterface.getPropertySe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ptControlInterface.addsBoundPropertySuppor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ptControlInterface.hasConstrainedProperti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ptControlInterface.getGenerated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tControlInterface.initOperations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9">
            <text:p text:style-name="Table_20_Contents">9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AptControlInterface.hasBoundProperti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ptControlInterface.getPropertyCoun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ptControlInterface.getOper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ptControlInterface.initEventSets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AptControlInterface.getGenerateOutput( Filer fi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ptControlInterface.isExten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tControlInterface.getMostDerivedInterfac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ptControlInterface.getLocalEventSet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tControlInterface.getCheckOutput( Filer fi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ptControlInterface.getEventSet(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ptControlInterface.initPropertySets(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11">
            <text:p text:style-name="Table_20_Contents">11</text:p>
          </table:table-cell>
          <table:table-cell office:value-type="float" office:value="89">
            <text:p text:style-name="Table_20_Contents">89</text:p>
          </table:table-cell>
        </table:table-row>
        <table:table-row>
          <table:table-cell office:value-type="string">
            <text:p text:style-name="Table_20_Contents">AptControlInterface.initIntfProperties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">
            <text:p text:style-name="Table_20_Contents">1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AptControlInterface.isIsGetter( AptMethod metho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ptControlInterface.getSuper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ptControlInterface.initVers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ptControlInterface.getVersionRequi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tControlInterface.isValidManifestAttribute( ManifestAttribute attr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AptControlInterface.getFeature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ptControlInterface.isSetter( AptMethod method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ptControlInterface.addsConstrainedPropertySuppor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ptControlInterface.check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8">
            <text:p text:style-name="Table_20_Contents">8</text:p>
          </table:table-cell>
          <table:table-cell office:value-type="float" office:value="49">
            <text:p text:style-name="Table_20_Contents">4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